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25-02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24-02-2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23-02-2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22-02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21-02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11709714286" calcext:value-type="float">
            <text:p>41.351170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28436756757" calcext:value-type="float">
            <text:p>41.822843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17340540541" calcext:value-type="float">
            <text:p>42.191734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8942702703" calcext:value-type="float">
            <text:p>40.538894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394" calcext:value-type="float">
            <text:p>39.47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7256216216" calcext:value-type="float">
            <text:p>39.611725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1433142857" calcext:value-type="float">
            <text:p>39.867143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1806054054" calcext:value-type="float">
            <text:p>40.481806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10627027027" calcext:value-type="float">
            <text:p>41.35106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40606666667" calcext:value-type="float">
            <text:p>42.73406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57394594595" calcext:value-type="float">
            <text:p>44.685739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5606" calcext:value-type="float">
            <text:p>46.885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2793513514" calcext:value-type="float">
            <text:p>46.853279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72962162162" calcext:value-type="float">
            <text:p>45.91729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14193333333" calcext:value-type="float">
            <text:p>43.02141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8151351351" calcext:value-type="float">
            <text:p>40.739815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9814" calcext:value-type="float">
            <text:p>40.929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58659459459" calcext:value-type="float">
            <text:p>41.475865945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80882352941" calcext:value-type="float">
            <text:p>42.07808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14307027027" calcext:value-type="float">
            <text:p>42.771430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83669189189" calcext:value-type="float">
            <text:p>43.898366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18973333333" calcext:value-type="float">
            <text:p>45.3218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7128648649" calcext:value-type="float">
            <text:p>46.923712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4654" calcext:value-type="float">
            <text:p>47.904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8743783784" calcext:value-type="float">
            <text:p>49.389874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68413333333" calcext:value-type="float">
            <text:p>44.7468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23323243243" calcext:value-type="float">
            <text:p>42.262332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113333334" calcext:value-type="float">
            <text:p>40.696811333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36905945946" calcext:value-type="float">
            <text:p>40.793690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4642352941" calcext:value-type="float">
            <text:p>41.657464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26162162162" calcext:value-type="float">
            <text:p>42.76261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75117837838" calcext:value-type="float">
            <text:p>44.367511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97413333333" calcext:value-type="float">
            <text:p>46.3597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96923243243" calcext:value-type="float">
            <text:p>47.809692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6566666667" calcext:value-type="float">
            <text:p>49.66165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65498378378" calcext:value-type="float">
            <text:p>48.986549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64884324324" calcext:value-type="float">
            <text:p>46.806488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7633333333" calcext:value-type="float">
            <text:p>45.26576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97604324324" calcext:value-type="float">
            <text:p>44.029760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596" calcext:value-type="float">
            <text:p>43.75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61247567568" calcext:value-type="float">
            <text:p>43.876124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86602352941" calcext:value-type="float">
            <text:p>44.368660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65388108108" calcext:value-type="float">
            <text:p>45.026538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5846486486" calcext:value-type="float">
            <text:p>46.165584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80846666667" calcext:value-type="float">
            <text:p>47.49808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0473513514" calcext:value-type="float">
            <text:p>49.950047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52613333333" calcext:value-type="float">
            <text:p>49.8852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9366486486" calcext:value-type="float">
            <text:p>48.600936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89944" calcext:value-type="float">
            <text:p>43.05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4345454546" calcext:value-type="float">
            <text:p>42.7544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9917837838" calcext:value-type="float">
            <text:p>42.873991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29339428571" calcext:value-type="float">
            <text:p>43.242933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2027428572" calcext:value-type="float">
            <text:p>43.3362027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246" calcext:value-type="float">
            <text:p>38.7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4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3116" calcext:value-type="float">
            <text:p>40.9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2948" calcext:value-type="float">
            <text:p>41.1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64832" calcext:value-type="float">
            <text:p>41.3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126" calcext:value-type="float">
            <text:p>41.394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4982" calcext:value-type="float">
            <text:p>41.384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47" calcext:value-type="float">
            <text:p>41.4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9616" calcext:value-type="float">
            <text:p>41.6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31111510101</text:p>
          </table:table-cell>
          <table:table-cell office:value-type="string" calcext:value-type="string">
            <text:p>193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8948571429" calcext:value-type="float">
            <text:p>42.1028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2" meta:object-count="0"/>
    <meta:user-defined meta:name="AppVersion">3.0</meta:user-defined>
  </office:meta>
</office:document-meta>
</file>